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9cb0" officeooo:paragraph-rsid="00109cb0"/>
    </style:style>
    <style:style style:name="P2" style:family="paragraph" style:parent-style-name="Standard">
      <style:text-properties fo:font-size="11pt" officeooo:rsid="00109cb0" officeooo:paragraph-rsid="00109cb0" style:font-size-asian="9.60000038146973pt" style:font-size-complex="11pt"/>
    </style:style>
    <style:style style:name="P3" style:family="paragraph" style:parent-style-name="Standard">
      <style:text-properties fo:font-size="11pt" officeooo:rsid="0010f9ae" officeooo:paragraph-rsid="0010f9ae" style:font-size-asian="9.60000038146973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meinsame Herausforderung </text:p>
      <text:p text:style-name="P2">Ich denke unsere grösste gemeinsame Herausforderung war die Integration aller Teammitglieder. <text:s/>Denn ursprünglich waren nur ich, Patrick, Lenny und Mika in unserem Team. Doch bereits im 3. Lehrjahr haben grössten teils ich und Pazrick alles gemacht. Dies vorallem da wir die einzigen im Team waren welche über Wissen im Infrastrucktur bereich besassen und unser Projekt grösstenteils Infrastrucktur war. Somit haben wir die Infrastrucktur übernommen und auch noch den Rest somit war ein Techstack festgelegt und mit diesem sind wird vorangegangen. Leider hatten nicht alle dass gleiche wissen und nur ich und Patrick haben für den rest des Semsters alles gemacht. Danach sind benni und Timo im Sommer noch gejoined und diese haben keine Ahung vom Techsatck, Architektur oder dem Projekt somit war es sehr schwierig diese zu integrieren aber mittleweile könne sie etwas machen und sind auch mehr oder weniger daran. Was den Techstack angeht haben sie jedoch immer noch etwas mühe.</text:p>
      <text:p text:style-name="P2"/>
      <text:p text:style-name="P3">Persönliche herausforderung</text:p>
      <text:p text:style-name="P3">Meine persönliche herausforderung war es vorallem in diesem sowie letzten Semester mir mühe zu geben für dass team denn für mich hat es keinen einfluss mehr was ich für eine Note schreibe, jedoch benötigen einige vom Team noch einigermassen gute Note für ihren schnitt. Dies war für zudem noch etwas schwierig da ich fast alles gemacht habe und den anderen dann einigermassen erklären musste wie es funktioniert. Dies führt zu einem weiteren Problem nämlich dass ich sehr schnell ungeduldig werde wenn mein gegenüber etwas ncith checkt wenn ich etwas erkläre aber miterweile geht es da ich von meinem gegenüber keine Kompetenz mehr erwarte :) . </text:p>
      <text:p text:style-name="P3"/>
      <text:p text:style-name="P3">Erleben</text:p>
      <text:p text:style-name="P3">Mir ist es im Verlauf des xServer Projekts gut ergangen denn ich habe immer gute Noten für mich und mein Team erreicht. Zudem hatte ich Spass die ganze architektur zu planen und erstellen sowie das entwickeln. Alles was mit Technik oder os zu aht faszuinieret mich und ich setzte mich auch gerne in der Freizeit daran umd etwas spannende an xServer zu entwickeln. Mühsam war es dasGanze dann dmen Teammitglieder zu erklären. Zudem ist Twint sehr mühsam das sie extrem schwierig tun um ein Testsystem zu erhalten. Gestört hat mich dass in diesem Modul meine Teammitgieder ein eigenes Fachgespräch amchen müssen und nicht nur neben mir stehen können da jeder im Team etwas anderes macht und Time und Benni halt darunter leider da sie den Techstack nicht so gut kennen und selbst nicht ganz so gut inter^riert sind. Sie sind genau so Part vom Team haben die selben Punkte wie ich und Patrick <text:s/>verdient. Insgesamt war die arbeit an xServer interessant da wir alles an dem Projekt gemach haben, also Planung, Architektur, Infrastrucktur, Hosting, Entwicklung und so. Die zusammenarbeit war toll den wir verstehen uns alle und insgesamt sind wir immer positiv und locker. Wenn ich mal wirklich etwas von jemandem aus dem Team benötige dann kann ich dass auch ernsthaft anfragen und dann machen sie es auch. Aber meistens ist es für kich okay wenn sie eifnach nur da sind. </text:p>
      <text:p text:style-name="P3"/>
      <text:p text:style-name="P3">Lossons learned</text:p>
      <text:p text:style-name="P3">Als team haben wir gelernt dass extrem schwierig ist ein projekt zu machen wo alle gleich viel machen sollen und alle einen anderen Techstack kennen. Es ist fast unmöglich alle gleich zu beteiligen. Aber trotzdem würde ich es fair finden wenn alle eine gute note erhalten und nicht nur die wo gut reden können.</text:p>
      <text:p text:style-name="P3"/>
      <text:p text:style-name="P3">Für mich persönlich habe ich gelernt dass man bei einer Projektarbeit in der Gibb niemlas mit der Zeit im unerricht zu etwas kommt und man viel zuhause machen muss. Zudem habe ich gelern mir auch Mühe für andere zu gebeen wenn diese auf mcih angewiesen sind. </text:p>
      <text:p text:style-name="P3"/>
      <text:p text:style-name="P3">Beurteilung</text:p>
      <text:p text:style-name="P3">Projekt</text:p>
      <text:p text:style-name="P3">xServer ist ein tolles projekt jedoch ohne zukunft da es einfachv iel zu aufwändig ist user zu finden. Zudem bräuchte man ein Team das auch ausserhalt der schule abitioniert ist. Aber das projekt selbst ich cool und technishc sehr spannend und gut entwickelt.</text:p>
      <text:p text:style-name="P3"/>
      <text:p text:style-name="P3">Team</text:p>
      <text:p text:style-name="P3">Mein Team ist das beste was man sich für eine solche arbeit wünschen kann und alle haben eine gute note verdient. Sie helfen alle mit wenn man muss aber sie lassen einem trotzdem entscheidungen treffen welche die arbeit erleichtern. Zudem sind alle auch ind er freizeit andprechbar.</text:p>
      <text:p text:style-name="P3"/>
      <text:p text:style-name="P3"><text:soft-page-break/>Motivation etc..</text:p>
      <text:p text:style-name="P3">Wir waren grösstenteil motiviert und haben genügend gegeben um eine gute note zu erziehlen. W^ür mehr war dasprojekt nie bestimmt. Zudem wenn ich wirklich eine gute idee habe würde ich diese niemals komplett offen vor der kalsse und der schule präsentiern damit sie jeder klauen kann. Ansonsten waren wir vorallem motiviert am entwickeln, was die organisatorischen sachen angehet waren wir nicht so motiviert und hatgpt hat da gut gecarried.</text:p>
      <text:p text:style-name="P3"/>
      <text:p text:style-name="P3">Gut &amp; schelcht</text:p>
      <text:p text:style-name="P3">Wir zhaben ein cooles produkt gemacht welches jeder besuchen <text:s/>kann und wir jedem zeigen können. Zudem habenwir nur gute noten erziehlt. Was nicht so gut war, war die anfänglich integration im team. Was zudem besser gewesen wäre dass wir alle zusammen ein fachgespräch haben und man nur dabeisein muss. Denn ein Projekt sollte am resultat bewertet wrden und nicht am fachwissen zu einem gebiet einer person an welches sie ncith gearbeitet hat. </text:p>
      <text:p text:style-name="P3"/>
      <text:p text:style-name="P3">Erkenntniss</text:p>
      <text:p text:style-name="P3">Meine erkenntniss war dads es extrem slchwierig ist eine gute idee zu finden und diese dann auch zu beenden da vorallem lizenzen und rechtiliches sowie cyber sec ein gorsses thema gegen den schluss des projekts werden. Dies merkent wir als wir unseren ersten mvp live stellten und und vorher noch 1000 dinge in den sinn kamen welche wir überprüfen / abklären mussten.</text:p>
      <text:p text:style-name="P3"/>
      <text:p text:style-name="P3">Massnahmen</text:p>
      <text:p text:style-name="P3">Man müsste halt ein team habenwas einen gemeinsamen techstack hat und abitionierter in dker freizeit dran arbeitet. Zudem benötigt man kapital welches man bereit ist zu riskieren aber dfass würde niemlas jemand für ein gibb prjekt machen. Aber ich denke man wäre acuh emhr bereit etwas zu investieren wenn es eine wirklihc gute idee ist. Ich würde dfast nichts so amchen wie jetzt, aber dass ist auch okay denn die gibb gab vieles vor und es war halt nicht so sinnvoll zuerst dass produkt mit HERMES zu entwickeln und danach eine inovative idee zu suchen und dann das bereist existierende produkt nach gibb richtlinien in microservice umzubauen.</text:p>
      <text:p text:style-name="P3"/>
      <text:p text:style-name="P3">Ausblick</text:p>
      <text:p text:style-name="P3">Das produkt wird hoffentlich noch seine microservice architektur beenden können und eine gute note erhalten. Danach veröffentliche ich es auf meinem github mit allen anderen was wir in den mudel zu xserver gemacht habe damit die in den stufn unter mir es kopieren können oder sich zumindest daran inspirieren. Weitergeführt wird es sicher nicht da das team zu wneig ambitioniert an xserver ist und es auch keien gute idee ist.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7T10:38:34.561000000</meta:creation-date>
    <dc:date>2025-05-07T11:07:16.934000000</dc:date>
    <meta:editing-duration>PT28M43S</meta:editing-duration>
    <meta:editing-cycles>2</meta:editing-cycles>
    <meta:generator>LibreOffice/24.8.6.2$Windows_X86_64 LibreOffice_project/6d98ba145e9a8a39fc57bcc76981d1fb1316c60c</meta:generator>
    <meta:document-statistic meta:table-count="0" meta:image-count="0" meta:object-count="0" meta:page-count="2" meta:paragraph-count="24" meta:word-count="1076" meta:character-count="6579" meta:non-whitespace-character-count="5518"/>
  </office:meta>
</office:document-meta>
</file>